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6186660626229377" text:style-name="L1">
        <text:list-item>
          <text:p text:style-name="P1">Resource names do not contain spaces.</text:p>
        </text:list-item>
        <text:list-item>
          <text:p text:style-name="P1">VictoryScreen doesn't properly identify the tier names, nor that the data it presents is a necessary condition for victory.</text:p>
        </text:list-item>
        <text:list-item>
          <text:p text:style-name="P1">Ascension permission toggles do not untoggle when society ascends.</text:p>
        </text:list-item>
        <text:list-item>
          <text:p text:style-name="P1">ConstructionPanel and ConstructionZoneDisplay are improperly claiming that ResourceDepots can be constructed with Texti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9M27S</meta:editing-duration>
    <meta:editing-cycles>14</meta:editing-cycles>
    <meta:generator>OpenOffice/4.1.1$Win32 OpenOffice.org_project/411m6$Build-9775</meta:generator>
    <dc:date>2017-07-10T09:46:49.15</dc:date>
    <meta:document-statistic meta:table-count="0" meta:image-count="0" meta:object-count="0" meta:page-count="1" meta:paragraph-count="4" meta:word-count="51" meta:character-count="353"/>
    <meta:user-defined meta:name="Info 1"/>
    <meta:user-defined meta:name="Info 2"/>
    <meta:user-defined meta:name="Info 3"/>
    <meta:user-defined meta:name="Info 4"/>
  </office:meta>
</office:document-meta>
</file>